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3000000D49B3E8256EF311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4" svg:font-family="'Droid Sans Mono'" style:font-family-generic="swiss" style:font-pitch="fixed"/>
    <style:font-face style:name="Droid Sans Mono3" svg:font-family="'Droid Sans Mono'" style:font-adornments="Bold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2" svg:font-family="'Droid Sans Mono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91919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13cm" svg:stroke-color="#191919" draw:stroke-linejoin="miter" svg:stroke-linecap="butt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51cm" fo:min-width="12.4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6.35cm" fo:min-width="0.051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77cm" fo:min-width="0.77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0.77cm" fo:min-width="0.77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0.77cm" fo:min-width="0.77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7cm" fo:min-width="0.77cm" draw:shadow="hidden"/>
    </style:style>
    <style:style style:name="gr10" style:family="graphic" style:parent-style-name="standard">
      <style:graphic-properties svg:stroke-width="0.203cm" draw:marker-start-width="0.506cm" draw:marker-end-width="0.506cm" draw:textarea-horizontal-align="justify" draw:textarea-vertical-align="middle" draw:auto-grow-height="false" fo:min-height="6.35cm" fo:min-width="12.446cm" fo:padding-top="0.075cm" fo:padding-bottom="0.075cm" fo:padding-left="0.075cm" fo:padding-right="0.075cm"/>
    </style:style>
    <style:style style:name="gr11" style:family="graphic" style:parent-style-name="standard">
      <style:graphic-properties svg:stroke-width="0.018cm" svg:stroke-color="#ffffff" draw:marker-start-width="0.23cm" draw:marker-end-width="0.23cm" svg:stroke-opacity="0%" draw:fill="none" draw:fill-color="#729fcf" draw:textarea-horizontal-align="justify" draw:textarea-vertical-align="middle" draw:auto-grow-height="false" fo:min-height="0.77cm" fo:min-width="0.77cm" fo:padding-top="-0.016cm" fo:padding-bottom="-0.016cm" fo:padding-left="-0.016cm" fo:padding-right="-0.016cm"/>
    </style:style>
    <style:style style:name="gr12" style:family="graphic" style:parent-style-name="standard">
      <style:graphic-properties draw:stroke="none" svg:stroke-width="0.018cm" svg:stroke-color="#ffffff" draw:marker-start-width="0.23cm" draw:marker-end-width="0.23cm" svg:stroke-opacity="0%" draw:fill="solid" draw:fill-color="#000000" draw:textarea-horizontal-align="justify" draw:textarea-vertical-align="middle" draw:auto-grow-height="false" fo:min-height="0.77cm" fo:min-width="0.77cm" draw:shadow="hidden"/>
    </style:style>
    <style:style style:name="gr13" style:family="graphic" style:parent-style-name="standard">
      <style:graphic-properties svg:stroke-width="0.018cm" svg:stroke-color="#ffffff" draw:marker-start-width="0.23cm" draw:marker-end-width="0.23cm" svg:stroke-opacity="0%" draw:textarea-horizontal-align="justify" draw:textarea-vertical-align="middle" draw:auto-grow-height="false" fo:min-height="7.926cm" fo:min-width="14.022cm" fo:padding-top="-0.016cm" fo:padding-bottom="-0.016cm" fo:padding-left="-0.016cm" fo:padding-right="-0.016cm"/>
    </style:style>
    <style:style style:name="P1" style:family="paragraph">
      <loext:graphic-properties draw:fill="none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style:font-name="Droid Sans Mono4" fo:font-size="16pt" style:font-size-asian="16pt" style:font-size-complex="16pt"/>
    </style:style>
    <style:style style:name="P5" style:family="paragraph">
      <loext:graphic-properties draw:fill="none" draw:fill-color="#729fcf"/>
      <style:paragraph-properties fo:text-align="center"/>
      <style:text-properties fo:color="#000000" style:font-name="Droid Sans Mono4" fo:font-size="16pt" style:font-size-asian="16pt" style:font-size-complex="16pt"/>
    </style:style>
    <style:style style:name="P6" style:family="paragraph">
      <loext:graphic-properties draw:fill="solid" draw:fill-color="#000000"/>
      <style:paragraph-properties fo:text-align="center"/>
      <style:text-properties fo:color="#000000" style:font-name="Droid Sans Mono4" fo:font-size="16pt" style:font-size-asian="16pt" style:font-size-complex="16pt"/>
    </style:style>
    <style:style style:name="T1" style:family="text">
      <style:text-properties style:font-name="Droid Sans Mono4" fo:font-size="16pt" style:font-size-asian="16pt" style:font-size-complex="16pt"/>
    </style:style>
    <style:style style:name="T2" style:family="text">
      <style:text-properties fo:color="#000000" style:font-name="Droid Sans Mono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445cm" svg:height="0cm" svg:x="0cm" svg:y="6.35cm" svg:viewBox="0 0 12446 0" draw:points="0,0 12446,0">
          <text:p/>
        </draw:polygon>
        <draw:polygon draw:style-name="gr1" draw:text-style-name="P1" draw:layer="layout" svg:width="0cm" svg:height="6.349cm" svg:x="12.446cm" svg:y="0cm" svg:viewBox="0 0 0 6350" draw:points="0,6350 0,0">
          <text:p/>
        </draw:polygon>
        <draw:polygon draw:style-name="gr1" draw:text-style-name="P1" draw:layer="layout" svg:width="12.445cm" svg:height="0cm" svg:x="0cm" svg:y="0cm" svg:viewBox="0 0 12446 0" draw:points="12446,0 0,0">
          <text:p/>
        </draw:polygon>
        <draw:polygon draw:style-name="gr1" draw:text-style-name="P1" draw:layer="layout" svg:width="0cm" svg:height="6.349cm" svg:x="0cm" svg:y="0cm" svg:viewBox="0 0 0 6350" draw:points="0,0 0,6350">
          <text:p/>
        </draw:polygon>
        <draw:polygon draw:style-name="gr2" draw:text-style-name="P1" draw:layer="layout" svg:width="12.446cm" svg:height="6.35cm" svg:x="0cm" svg:y="0cm" svg:viewBox="0 0 12447 6351" draw:points="0,0 12447,0 12447,6351 0,6351">
          <text:p/>
        </draw:polygon>
        <draw:frame draw:style-name="gr3" draw:text-style-name="P1" draw:layer="layout" svg:width="11.824cm" svg:height="5.982cm" svg:x="0.31cm" svg:y="0.183cm">
          <draw:image xlink:href="Pictures/10000201000001A3000000D49B3E8256EF311315.png" xlink:type="simple" xlink:show="embed" xlink:actuate="onLoad">
            <text:p/>
          </draw:image>
        </draw:frame>
        <draw:custom-shape draw:style-name="gr4" draw:text-style-name="P2" draw:layer="layout" svg:width="12.446cm" svg:height="0.051cm" svg:x="0cm" svg:y="0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1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2.3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3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3.9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4.6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5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0.1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6.1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6.19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6.9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7.72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8.48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9.24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0.00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0.77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1.53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2.29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5.43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4.67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3.91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3.15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2.38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.62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0.8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0.102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7cm" svg:height="0.77cm" svg:x="11.56cm" svg:y="0.12cm">
          <text:p text:style-name="P3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3">
        <draw:custom-shape draw:style-name="gr7" draw:text-style-name="P5" draw:layer="layout" svg:width="0.77cm" svg:height="0.77cm" svg:x="0.127cm" svg:y="0.127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0.12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0.127cm">
          <text:p text:style-name="P3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0.127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0.127cm">
          <text:p text:style-name="P3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0.127cm">
          <text:p text:style-name="P3"><text:span text:style-name="T2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0.12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0.127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0.127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0.12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0.127cm">
          <text:p text:style-name="P3"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0.127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0.127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0.12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0.127cm">
          <text:p text:style-name="P3"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0.127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0.889cm">
          <text:p text:style-name="P3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0.889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0.889cm">
          <text:p text:style-name="P3"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0.889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0.889cm">
          <text:p text:style-name="P3"><text:span text:style-name="T2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0.889cm">
          <text:p text:style-name="P3"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0.889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0.889cm">
          <text:p text:style-name="P3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0.889cm">
          <text:p text:style-name="P3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0.889cm">
          <text:p text:style-name="P3"><text:span text:style-name="T2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0.889cm">
          <text:p text:style-name="P3"><text:span text:style-name="T2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0.889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0.889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0.889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0.889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0.889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1.651cm">
          <text:p text:style-name="P3"><text:span text:style-name="T2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1.651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1.651cm">
          <text:p text:style-name="P3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1.651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1.651cm">
          <text:p text:style-name="P3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1.651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1.651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1.651cm">
          <text:p text:style-name="P3"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1.651cm">
          <text:p text:style-name="P3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1.651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1.651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1.651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1.651cm">
          <text:p text:style-name="P3"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1.651cm">
          <text:p text:style-name="P3"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1.651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1.651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2.413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2.413cm">
          <text:p text:style-name="P3"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2.413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2.413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2.413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2.413cm">
          <text:p text:style-name="P3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2.413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2.413cm">
          <text:p text:style-name="P3"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2.413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2.413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2.413cm">
          <text:p text:style-name="P3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2.413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2.413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2.413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2.413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2.413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3.175cm">
          <text:p text:style-name="P3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3.175cm">
          <text:p text:style-name="P3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3.175cm">
          <text:p text:style-name="P3"><text:span text:style-name="T2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3.175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3.175cm">
          <text:p text:style-name="P3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3.175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3.175cm">
          <text:p text:style-name="P3"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3.175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3.175cm">
          <text:p text:style-name="P3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3.175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3.175cm">
          <text:p text:style-name="P3"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3.175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3.175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3.175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3.175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3.175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3.93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3.937cm">
          <text:p text:style-name="P3"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3.937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3.937cm">
          <text:p text:style-name="P3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3.937cm">
          <text:p text:style-name="P3"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3.937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3.937cm">
          <text:p text:style-name="P3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3.937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3.93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3.937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3.937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3.937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3.937cm">
          <text:p text:style-name="P3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3.937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3.937cm">
          <text:p text:style-name="P3"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3.937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4.699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4.699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4.699cm">
          <text:p text:style-name="P3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4.699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4.699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4.699cm">
          <text:p text:style-name="P3"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4.699cm">
          <text:p text:style-name="P3"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4.699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4.699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4.699cm">
          <text:p text:style-name="P3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4.699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4.699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4.699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4.699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4.699cm">
          <text:p text:style-name="P3"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4.699cm">
          <text:p text:style-name="P3"><text:span text:style-name="T2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127cm" svg:y="5.461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0.889cm" svg:y="5.461cm">
          <text:p text:style-name="P3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.651cm" svg:y="5.461cm">
          <text:p text:style-name="P3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2.413cm" svg:y="5.461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175cm" svg:y="5.461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3.937cm" svg:y="5.461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4.699cm" svg:y="5.461cm">
          <text:p text:style-name="P3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5.461cm" svg:y="5.461cm">
          <text:p text:style-name="P3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223cm" svg:y="5.461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6.985cm" svg:y="5.461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7.747cm" svg:y="5.461cm">
          <text:p text:style-name="P3"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8.509cm" svg:y="5.461cm">
          <text:p text:style-name="P3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9.271cm" svg:y="5.461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033cm" svg:y="5.461cm">
          <text:p text:style-name="P3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0.795cm" svg:y="5.461cm">
          <text:p text:style-name="P3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77cm" svg:height="0.77cm" svg:x="11.557cm" svg:y="5.461cm">
          <text:p text:style-name="P3"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master-page3">
        <draw:g>
          <draw:g>
            <draw:path draw:style-name="gr8" draw:text-style-name="P5" draw:layer="layout" svg:width="0.769cm" svg:height="0.769cm" svg:x="12.802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13.037cm" svg:y="1.502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12.04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12.288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11.278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57cm" svg:x="11.508cm" svg:y="1.501cm" svg:viewBox="0 0 281 458" svg:d="M222 409l-3-3 4 46h58v-452h-74v115c0 15 4 35 12 60l2-2c-17-35-47-53-91-53-41 0-72 15-95 45-23 31-35 72-35 123 0 53 12 94 35 124s55 45 95 46c42-1 73-17 92-49zM207 288c0 40-5 67-16 82s-28 22-52 22c-42 0-63-34-63-104 0-68 21-102 63-102 25 0 42 7 53 21 10 15 15 42 15 81z">
              <text:p/>
            </draw:path>
          </draw:g>
          <draw:g>
            <draw:path draw:style-name="gr8" draw:text-style-name="P5" draw:layer="layout" svg:width="0.769cm" svg:height="0.769cm" svg:x="10.516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10.751cm" svg:y="1.502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9.754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49cm" svg:height="0.336cm" svg:x="10.002cm" svg:y="1.621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5" draw:layer="layout" svg:width="0.769cm" svg:height="0.769cm" svg:x="8.992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66cm" svg:x="9.228cm" svg:y="1.621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8" draw:text-style-name="P5" draw:layer="layout" svg:width="0.769cm" svg:height="0.769cm" svg:x="8.23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8.478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7.468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7.697cm" svg:y="1.62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6.706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6.943cm" svg:y="1.62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5.944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6.192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5.182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368cm" svg:height="0.325cm" svg:x="5.371cm" svg:y="1.626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8" draw:text-style-name="P5" draw:layer="layout" svg:width="0.769cm" svg:height="0.769cm" svg:x="4.42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4.649cm" svg:y="1.62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3.658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3.895cm" svg:y="1.62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2.896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3.144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2.134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461cm" svg:x="2.344cm" svg:y="1.627cm" svg:viewBox="0 0 327 462" svg:d="M327 0h-77l-75 188c-15 38-21 66-15 82h1c3-22-3-49-15-83l-69-187h-77l137 358c13 33 28 59 46 77 19 18 44 26 76 27 16-1 36-3 58-7v-64c-20 4-37 6-50 6-15 0-26-3-34-9-8-7-15-18-22-34l-14-37z">
              <text:p/>
            </draw:path>
          </draw:g>
          <draw:g>
            <draw:path draw:style-name="gr8" draw:text-style-name="P5" draw:layer="layout" svg:width="0.769cm" svg:height="0.769cm" svg:x="1.372cm" svg:y="1.372cm" svg:viewBox="0 0 770 770" svg:d="M770 770c0-257 0-513 0-770-257 0-513 0-770 0 0 257 0 513 0 770 257 0 513 0 770 0z">
              <text:p/>
            </draw:path>
            <draw:path draw:style-name="gr9" draw:text-style-name="P6" draw:layer="layout" svg:width="0.204cm" svg:height="0.069cm" svg:x="1.643cm" svg:y="1.754cm" svg:viewBox="0 0 205 70" svg:d="M205 70c0-23 0-47 0-70-68 0-137 0-205 0 0 23 0 47 0 70 68 0 137 0 205 0z">
              <text:p/>
            </draw:path>
          </draw:g>
          <draw:g>
            <draw:path draw:style-name="gr8" draw:text-style-name="P5" draw:layer="layout" svg:width="0.769cm" svg:height="0.769cm" svg:x="12.802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89cm" svg:height="0.454cm" svg:x="13.023cm" svg:y="2.259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5" draw:layer="layout" svg:width="0.769cm" svg:height="0.769cm" svg:x="12.04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12.275cm" svg:y="2.26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11.278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325cm" svg:x="11.488cm" svg:y="2.388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5" draw:layer="layout" svg:width="0.769cm" svg:height="0.769cm" svg:x="10.516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10.745cm" svg:y="2.38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9.754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21cm" svg:height="0.586cm" svg:x="10.05cm" svg:y="2.264cm" svg:viewBox="0 0 222 587" svg:d="M42 0c-27 0-41 14-41 43s14 44 41 44c28 0 41-15 41-44s-13-43-41-43zM222 574v-67c-34 10-64 15-92 15-18 0-32-5-42-13s-14-20-14-35v-289h115v-60h-189v346c0 37 12 65 35 85s55 30 96 31c31-1 61-5 91-13z">
              <text:p/>
            </draw:path>
          </draw:g>
          <draw:g>
            <draw:path draw:style-name="gr8" draw:text-style-name="P5" draw:layer="layout" svg:width="0.769cm" svg:height="0.769cm" svg:x="8.992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451cm" svg:x="9.229cm" svg:y="2.262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5" draw:layer="layout" svg:width="0.769cm" svg:height="0.769cm" svg:x="8.23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68cm" svg:height="0.336cm" svg:x="8.478cm" svg:y="2.38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5" draw:layer="layout" svg:width="0.769cm" svg:height="0.769cm" svg:x="7.468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65cm" svg:height="0.451cm" svg:x="7.705cm" svg:y="2.262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5" draw:layer="layout" svg:width="0.769cm" svg:height="0.769cm" svg:x="6.706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89cm" svg:height="0.454cm" svg:x="6.927cm" svg:y="2.259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5" draw:layer="layout" svg:width="0.769cm" svg:height="0.769cm" svg:x="5.944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66cm" svg:x="6.18cm" svg:y="2.383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8" draw:text-style-name="P5" draw:layer="layout" svg:width="0.769cm" svg:height="0.769cm" svg:x="5.182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5.419cm" svg:y="2.389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8" draw:text-style-name="P5" draw:layer="layout" svg:width="0.769cm" svg:height="0.769cm" svg:x="4.42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68cm" svg:height="0.336cm" svg:x="4.668cm" svg:y="2.38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5" draw:layer="layout" svg:width="0.769cm" svg:height="0.769cm" svg:x="3.658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44cm" svg:height="0.331cm" svg:x="3.895cm" svg:y="2.38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5" draw:layer="layout" svg:width="0.769cm" svg:height="0.769cm" svg:x="2.896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3.144cm" svg:y="2.308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2.134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2.363cm" svg:y="2.38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1.372cm" svg:y="2.134cm" svg:viewBox="0 0 770 770" svg:d="M770 770c0-257 0-513 0-770-257 0-513 0-770 0 0 257 0 513 0 770 257 0 513 0 770 0z">
              <text:p/>
            </draw:path>
            <draw:path draw:style-name="gr9" draw:text-style-name="P6" draw:layer="layout" svg:width="0.244cm" svg:height="0.331cm" svg:x="1.609cm" svg:y="2.38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5" draw:layer="layout" svg:width="0.769cm" svg:height="0.769cm" svg:x="12.802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66cm" svg:x="13.032cm" svg:y="3.145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8" draw:text-style-name="P5" draw:layer="layout" svg:width="0.769cm" svg:height="0.769cm" svg:x="12.04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68cm" svg:height="0.336cm" svg:x="12.288cm" svg:y="3.145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5" draw:layer="layout" svg:width="0.769cm" svg:height="0.769cm" svg:x="11.278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49cm" svg:height="0.336cm" svg:x="11.526cm" svg:y="3.145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5" draw:layer="layout" svg:width="0.769cm" svg:height="0.769cm" svg:x="10.516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10.764cm" svg:y="3.0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9.754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97cm" svg:height="0.336cm" svg:x="9.979cm" svg:y="3.14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5" draw:layer="layout" svg:width="0.769cm" svg:height="0.769cm" svg:x="8.992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57cm" svg:x="9.228cm" svg:y="3.025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8" draw:text-style-name="P5" draw:layer="layout" svg:width="0.769cm" svg:height="0.769cm" svg:x="8.23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8.478cm" svg:y="3.0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7.468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368cm" svg:height="0.325cm" svg:x="7.657cm" svg:y="3.15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8" draw:text-style-name="P5" draw:layer="layout" svg:width="0.769cm" svg:height="0.769cm" svg:x="6.706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97cm" svg:height="0.336cm" svg:x="6.931cm" svg:y="3.14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5" draw:layer="layout" svg:width="0.769cm" svg:height="0.769cm" svg:x="5.944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6.181cm" svg:y="3.14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5.182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5.411cm" svg:y="3.14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4.42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4.655cm" svg:y="3.026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3.658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305cm" svg:height="0.467cm" svg:x="3.879cm" svg:y="3.145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8" draw:text-style-name="P5" draw:layer="layout" svg:width="0.769cm" svg:height="0.769cm" svg:x="2.896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451cm" svg:x="3.133cm" svg:y="3.024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5" draw:layer="layout" svg:width="0.769cm" svg:height="0.769cm" svg:x="2.134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2.382cm" svg:y="3.0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1.372cm" svg:y="2.896cm" svg:viewBox="0 0 770 770" svg:d="M770 770c0-257 0-513 0-770-257 0-513 0-770 0 0 257 0 513 0 770 257 0 513 0 770 0z">
              <text:p/>
            </draw:path>
            <draw:path draw:style-name="gr9" draw:text-style-name="P6" draw:layer="layout" svg:width="0.268cm" svg:height="0.336cm" svg:x="1.62cm" svg:y="3.145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5" draw:layer="layout" svg:width="0.769cm" svg:height="0.769cm" svg:x="12.802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13.05cm" svg:y="3.832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12.04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451cm" svg:x="12.277cm" svg:y="3.786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5" draw:layer="layout" svg:width="0.769cm" svg:height="0.769cm" svg:x="11.278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44cm" svg:height="0.331cm" svg:x="11.515cm" svg:y="3.907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5" draw:layer="layout" svg:width="0.769cm" svg:height="0.769cm" svg:x="10.516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10.745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9.754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9.983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8.992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65cm" svg:height="0.451cm" svg:x="9.229cm" svg:y="3.786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5" draw:layer="layout" svg:width="0.769cm" svg:height="0.769cm" svg:x="8.23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8.459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7.468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325cm" svg:x="7.678cm" svg:y="3.912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5" draw:layer="layout" svg:width="0.769cm" svg:height="0.769cm" svg:x="6.706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6.935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5.944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6.181cm" svg:y="3.907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5.182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49cm" svg:height="0.336cm" svg:x="5.43cm" svg:y="3.907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5" draw:layer="layout" svg:width="0.769cm" svg:height="0.769cm" svg:x="4.42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4.655cm" svg:y="3.788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3.658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33cm" svg:height="0.325cm" svg:x="3.866cm" svg:y="3.912cm" svg:viewBox="0 0 331 326" svg:d="M209 159c38-53 77-106 116-159-28 0-57 0-86 0-25 35-49 70-74 104-24-34-49-69-74-104-29 0-57 0-86 0 39 53 78 106 117 159-40 56-81 111-122 167 29 0 57 0 86 0 26-37 53-74 79-112 27 38 53 75 80 112 29 0 57 0 86 0-41-56-82-111-122-167z">
              <text:p/>
            </draw:path>
          </draw:g>
          <draw:g>
            <draw:path draw:style-name="gr8" draw:text-style-name="P5" draw:layer="layout" svg:width="0.769cm" svg:height="0.769cm" svg:x="2.896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3.144cm" svg:y="3.832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2.134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2.363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1.372cm" svg:y="3.658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1.609cm" svg:y="3.907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12.802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89cm" svg:height="0.454cm" svg:x="13.023cm" svg:y="4.545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5" draw:layer="layout" svg:width="0.769cm" svg:height="0.769cm" svg:x="12.04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97cm" svg:height="0.336cm" svg:x="12.265cm" svg:y="4.669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5" draw:layer="layout" svg:width="0.769cm" svg:height="0.769cm" svg:x="11.278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11.515cm" svg:y="4.675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8" draw:text-style-name="P5" draw:layer="layout" svg:width="0.769cm" svg:height="0.769cm" svg:x="10.516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44cm" svg:height="0.331cm" svg:x="10.753cm" svg:y="4.669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5" draw:layer="layout" svg:width="0.769cm" svg:height="0.769cm" svg:x="9.754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89cm" svg:height="0.454cm" svg:x="9.975cm" svg:y="4.545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5" draw:layer="layout" svg:width="0.769cm" svg:height="0.769cm" svg:x="8.992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9.227cm" svg:y="4.55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8.23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325cm" svg:x="8.44cm" svg:y="4.674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5" draw:layer="layout" svg:width="0.769cm" svg:height="0.769cm" svg:x="7.468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7.697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6.706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49cm" svg:height="0.336cm" svg:x="6.954cm" svg:y="4.669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5" draw:layer="layout" svg:width="0.769cm" svg:height="0.769cm" svg:x="5.944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6.173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5.182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325cm" svg:x="5.392cm" svg:y="4.674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5" draw:layer="layout" svg:width="0.769cm" svg:height="0.769cm" svg:x="4.42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4.649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3.658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3.895cm" svg:y="4.669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2.896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3.131cm" svg:y="4.55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2.134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2.371cm" svg:y="4.669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1.372cm" svg:y="4.4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1.601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12.802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13.05cm" svg:y="5.35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12.04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368cm" svg:height="0.325cm" svg:x="12.229cm" svg:y="5.436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8" draw:text-style-name="P5" draw:layer="layout" svg:width="0.769cm" svg:height="0.769cm" svg:x="11.278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11.507cm" svg:y="5.43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10.516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5cm" svg:height="0.451cm" svg:x="10.753cm" svg:y="5.31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5" draw:layer="layout" svg:width="0.769cm" svg:height="0.769cm" svg:x="9.754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325cm" svg:x="9.964cm" svg:y="5.436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5" draw:layer="layout" svg:width="0.769cm" svg:height="0.769cm" svg:x="8.992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9.221cm" svg:y="5.43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8.23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5cm" svg:height="0.451cm" svg:x="8.467cm" svg:y="5.31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5" draw:layer="layout" svg:width="0.769cm" svg:height="0.769cm" svg:x="7.468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8cm" svg:height="0.336cm" svg:x="7.716cm" svg:y="5.431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5" draw:layer="layout" svg:width="0.769cm" svg:height="0.769cm" svg:x="6.706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6.954cm" svg:y="5.35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5.944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311cm" svg:height="0.331cm" svg:x="6.161cm" svg:y="5.431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8" draw:text-style-name="P5" draw:layer="layout" svg:width="0.769cm" svg:height="0.769cm" svg:x="5.182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5.417cm" svg:y="5.312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4.42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4.657cm" svg:y="5.43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3.658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89cm" svg:height="0.454cm" svg:x="3.879cm" svg:y="5.307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5" draw:layer="layout" svg:width="0.769cm" svg:height="0.769cm" svg:x="2.896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3.144cm" svg:y="5.35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2.134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451cm" svg:x="2.371cm" svg:y="5.31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5" draw:layer="layout" svg:width="0.769cm" svg:height="0.769cm" svg:x="1.372cm" svg:y="5.182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1.601cm" svg:y="5.43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12.802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311cm" svg:height="0.331cm" svg:x="13.019cm" svg:y="6.193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8" draw:text-style-name="P5" draw:layer="layout" svg:width="0.769cm" svg:height="0.769cm" svg:x="12.04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12.275cm" svg:y="6.07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11.278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57cm" svg:x="11.514cm" svg:y="6.073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8" draw:text-style-name="P5" draw:layer="layout" svg:width="0.769cm" svg:height="0.769cm" svg:x="10.516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10.753cm" svg:y="6.193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9.754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9.989cm" svg:y="6.07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8.992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305cm" svg:height="0.467cm" svg:x="9.213cm" svg:y="6.193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8" draw:text-style-name="P5" draw:layer="layout" svg:width="0.769cm" svg:height="0.769cm" svg:x="8.23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451cm" svg:x="8.467cm" svg:y="6.072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5" draw:layer="layout" svg:width="0.769cm" svg:height="0.769cm" svg:x="7.468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7.716cm" svg:y="6.118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6.706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311cm" svg:height="0.331cm" svg:x="6.923cm" svg:y="6.193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8" draw:text-style-name="P5" draw:layer="layout" svg:width="0.769cm" svg:height="0.769cm" svg:x="5.944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97cm" svg:height="0.336cm" svg:x="6.169cm" svg:y="6.193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5" draw:layer="layout" svg:width="0.769cm" svg:height="0.769cm" svg:x="5.182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44cm" svg:height="0.331cm" svg:x="5.419cm" svg:y="6.19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5" draw:layer="layout" svg:width="0.769cm" svg:height="0.769cm" svg:x="4.42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4.657cm" svg:y="6.193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3.658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3.893cm" svg:y="6.07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2.896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3.133cm" svg:y="6.193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2.134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305cm" svg:height="0.467cm" svg:x="2.355cm" svg:y="6.193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8" draw:text-style-name="P5" draw:layer="layout" svg:width="0.769cm" svg:height="0.769cm" svg:x="1.372cm" svg:y="5.944cm" svg:viewBox="0 0 770 770" svg:d="M770 770c0-257 0-513 0-770-257 0-513 0-770 0 0 257 0 513 0 770 257 0 513 0 770 0z">
              <text:p/>
            </draw:path>
            <draw:path draw:style-name="gr9" draw:text-style-name="P6" draw:layer="layout" svg:width="0.28cm" svg:height="0.466cm" svg:x="1.602cm" svg:y="6.193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8" draw:text-style-name="P5" draw:layer="layout" svg:width="0.769cm" svg:height="0.769cm" svg:x="12.802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68cm" svg:height="0.336cm" svg:x="13.05cm" svg:y="6.955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5" draw:layer="layout" svg:width="0.769cm" svg:height="0.769cm" svg:x="12.04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89cm" svg:height="0.454cm" svg:x="12.261cm" svg:y="6.831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5" draw:layer="layout" svg:width="0.769cm" svg:height="0.769cm" svg:x="11.278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67cm" svg:height="0.411cm" svg:x="11.526cm" svg:y="6.88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5" draw:layer="layout" svg:width="0.769cm" svg:height="0.769cm" svg:x="10.516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10.745cm" svg:y="6.95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9.754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44cm" svg:height="0.331cm" svg:x="9.991cm" svg:y="6.955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5" draw:layer="layout" svg:width="0.769cm" svg:height="0.769cm" svg:x="8.992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9.229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8.23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97cm" svg:height="0.336cm" svg:x="8.455cm" svg:y="6.95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5" draw:layer="layout" svg:width="0.769cm" svg:height="0.769cm" svg:x="7.468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97cm" svg:height="0.336cm" svg:x="7.693cm" svg:y="6.95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5" draw:layer="layout" svg:width="0.769cm" svg:height="0.769cm" svg:x="6.706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6.943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5.944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6.173cm" svg:y="6.95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5.182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326cm" svg:height="0.325cm" svg:x="5.392cm" svg:y="6.96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5" draw:layer="layout" svg:width="0.769cm" svg:height="0.769cm" svg:x="4.42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88cm" svg:height="0.336cm" svg:x="4.649cm" svg:y="6.95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5" draw:layer="layout" svg:width="0.769cm" svg:height="0.769cm" svg:x="3.658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3.895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2.896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64cm" svg:height="0.45cm" svg:x="3.131cm" svg:y="6.836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5" draw:layer="layout" svg:width="0.769cm" svg:height="0.769cm" svg:x="2.134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273cm" svg:height="0.331cm" svg:x="2.371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5" draw:layer="layout" svg:width="0.769cm" svg:height="0.769cm" svg:x="1.372cm" svg:y="6.706cm" svg:viewBox="0 0 770 770" svg:d="M770 770c0-257 0-513 0-770-257 0-513 0-770 0 0 257 0 513 0 770 257 0 513 0 770 0z">
              <text:p/>
            </draw:path>
            <draw:path draw:style-name="gr9" draw:text-style-name="P6" draw:layer="layout" svg:width="0.305cm" svg:height="0.467cm" svg:x="1.593cm" svg:y="6.955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</draw:g>
        <draw:custom-shape draw:style-name="gr10" draw:text-style-name="P3" draw:layer="layout" svg:width="12.446cm" svg:height="6.35cm" svg:x="1.245cm" svg:y="1.24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master-page3">
        <draw:g>
          <draw:g>
            <draw:path draw:style-name="gr11" draw:text-style-name="P5" draw:layer="layout" svg:width="0.769cm" svg:height="0.769cm" svg:x="15.211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15.446cm" svg:y="4.419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14.449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4.697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13.687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57cm" svg:x="13.917cm" svg:y="4.418cm" svg:viewBox="0 0 281 458" svg:d="M222 409l-3-3 4 46h58v-452h-74v115c0 15 4 35 12 60l2-2c-17-35-47-53-91-53-41 0-72 15-95 45-23 31-35 72-35 123 0 53 12 94 35 124s55 45 95 46c42-1 73-17 92-49zM207 288c0 40-5 67-16 82s-28 22-52 22c-42 0-63-34-63-104 0-68 21-102 63-102 25 0 42 7 53 21 10 15 15 42 15 81z">
              <text:p/>
            </draw:path>
          </draw:g>
          <draw:g>
            <draw:path draw:style-name="gr11" draw:text-style-name="P5" draw:layer="layout" svg:width="0.769cm" svg:height="0.769cm" svg:x="12.925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13.16cm" svg:y="4.419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12.163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49cm" svg:height="0.336cm" svg:x="12.411cm" svg:y="4.538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5" draw:layer="layout" svg:width="0.769cm" svg:height="0.769cm" svg:x="11.401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66cm" svg:x="11.637cm" svg:y="4.538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11" draw:text-style-name="P5" draw:layer="layout" svg:width="0.769cm" svg:height="0.769cm" svg:x="10.639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0.887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9.877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0.106cm" svg:y="4.53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9.115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9.352cm" svg:y="4.538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8.353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8.601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7.591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368cm" svg:height="0.325cm" svg:x="7.78cm" svg:y="4.543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11" draw:text-style-name="P5" draw:layer="layout" svg:width="0.769cm" svg:height="0.769cm" svg:x="6.829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7.058cm" svg:y="4.53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6.067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6.304cm" svg:y="4.538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5.305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5.553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4.543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461cm" svg:x="4.753cm" svg:y="4.544cm" svg:viewBox="0 0 327 462" svg:d="M327 0h-77l-75 188c-15 38-21 66-15 82h1c3-22-3-49-15-83l-69-187h-77l137 358c13 33 28 59 46 77 19 18 44 26 76 27 16-1 36-3 58-7v-64c-20 4-37 6-50 6-15 0-26-3-34-9-8-7-15-18-22-34l-14-37z">
              <text:p/>
            </draw:path>
          </draw:g>
          <draw:g>
            <draw:path draw:style-name="gr11" draw:text-style-name="P5" draw:layer="layout" svg:width="0.769cm" svg:height="0.769cm" svg:x="3.781cm" svg:y="4.289cm" svg:viewBox="0 0 770 770" svg:d="M770 770c0-257 0-513 0-770-257 0-513 0-770 0 0 257 0 513 0 770 257 0 513 0 770 0z">
              <text:p/>
            </draw:path>
            <draw:path draw:style-name="gr12" draw:text-style-name="P6" draw:layer="layout" svg:width="0.204cm" svg:height="0.069cm" svg:x="4.052cm" svg:y="4.671cm" svg:viewBox="0 0 205 70" svg:d="M205 70c0-23 0-47 0-70-68 0-137 0-205 0 0 23 0 47 0 70 68 0 137 0 205 0z">
              <text:p/>
            </draw:path>
          </draw:g>
          <draw:g>
            <draw:path draw:style-name="gr11" draw:text-style-name="P5" draw:layer="layout" svg:width="0.769cm" svg:height="0.769cm" svg:x="15.211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89cm" svg:height="0.454cm" svg:x="15.432cm" svg:y="5.176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5" draw:layer="layout" svg:width="0.769cm" svg:height="0.769cm" svg:x="14.449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14.684cm" svg:y="5.18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13.687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325cm" svg:x="13.897cm" svg:y="5.305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5" draw:layer="layout" svg:width="0.769cm" svg:height="0.769cm" svg:x="12.925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3.154cm" svg:y="5.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2.163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21cm" svg:height="0.586cm" svg:x="12.459cm" svg:y="5.181cm" svg:viewBox="0 0 222 587" svg:d="M42 0c-27 0-41 14-41 43s14 44 41 44c28 0 41-15 41-44s-13-43-41-43zM222 574v-67c-34 10-64 15-92 15-18 0-32-5-42-13s-14-20-14-35v-289h115v-60h-189v346c0 37 12 65 35 85s55 30 96 31c31-1 61-5 91-13z">
              <text:p/>
            </draw:path>
          </draw:g>
          <draw:g>
            <draw:path draw:style-name="gr11" draw:text-style-name="P5" draw:layer="layout" svg:width="0.769cm" svg:height="0.769cm" svg:x="11.401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451cm" svg:x="11.638cm" svg:y="5.179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5" draw:layer="layout" svg:width="0.769cm" svg:height="0.769cm" svg:x="10.639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68cm" svg:height="0.336cm" svg:x="10.887cm" svg:y="5.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5" draw:layer="layout" svg:width="0.769cm" svg:height="0.769cm" svg:x="9.877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65cm" svg:height="0.451cm" svg:x="10.114cm" svg:y="5.179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5" draw:layer="layout" svg:width="0.769cm" svg:height="0.769cm" svg:x="9.115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89cm" svg:height="0.454cm" svg:x="9.336cm" svg:y="5.176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5" draw:layer="layout" svg:width="0.769cm" svg:height="0.769cm" svg:x="8.353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66cm" svg:x="8.589cm" svg:y="5.3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11" draw:text-style-name="P5" draw:layer="layout" svg:width="0.769cm" svg:height="0.769cm" svg:x="7.591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7.828cm" svg:y="5.306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11" draw:text-style-name="P5" draw:layer="layout" svg:width="0.769cm" svg:height="0.769cm" svg:x="6.829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68cm" svg:height="0.336cm" svg:x="7.077cm" svg:y="5.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5" draw:layer="layout" svg:width="0.769cm" svg:height="0.769cm" svg:x="6.067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44cm" svg:height="0.331cm" svg:x="6.304cm" svg:y="5.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5" draw:layer="layout" svg:width="0.769cm" svg:height="0.769cm" svg:x="5.305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5.553cm" svg:y="5.225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4.543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4.772cm" svg:y="5.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3.781cm" svg:y="5.051cm" svg:viewBox="0 0 770 770" svg:d="M770 770c0-257 0-513 0-770-257 0-513 0-770 0 0 257 0 513 0 770 257 0 513 0 770 0z">
              <text:p/>
            </draw:path>
            <draw:path draw:style-name="gr12" draw:text-style-name="P6" draw:layer="layout" svg:width="0.244cm" svg:height="0.331cm" svg:x="4.018cm" svg:y="5.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5" draw:layer="layout" svg:width="0.769cm" svg:height="0.769cm" svg:x="15.211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66cm" svg:x="15.441cm" svg:y="6.062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11" draw:text-style-name="P5" draw:layer="layout" svg:width="0.769cm" svg:height="0.769cm" svg:x="14.449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68cm" svg:height="0.336cm" svg:x="14.697cm" svg:y="6.062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5" draw:layer="layout" svg:width="0.769cm" svg:height="0.769cm" svg:x="13.687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49cm" svg:height="0.336cm" svg:x="13.935cm" svg:y="6.062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5" draw:layer="layout" svg:width="0.769cm" svg:height="0.769cm" svg:x="12.925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3.173cm" svg:y="5.98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12.163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97cm" svg:height="0.336cm" svg:x="12.388cm" svg:y="6.06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5" draw:layer="layout" svg:width="0.769cm" svg:height="0.769cm" svg:x="11.401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57cm" svg:x="11.637cm" svg:y="5.942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11" draw:text-style-name="P5" draw:layer="layout" svg:width="0.769cm" svg:height="0.769cm" svg:x="10.639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0.887cm" svg:y="5.98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9.877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368cm" svg:height="0.325cm" svg:x="10.066cm" svg:y="6.067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11" draw:text-style-name="P5" draw:layer="layout" svg:width="0.769cm" svg:height="0.769cm" svg:x="9.115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97cm" svg:height="0.336cm" svg:x="9.34cm" svg:y="6.06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5" draw:layer="layout" svg:width="0.769cm" svg:height="0.769cm" svg:x="8.353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8.59cm" svg:y="6.06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7.591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7.82cm" svg:y="6.06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6.829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7.064cm" svg:y="5.943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6.067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305cm" svg:height="0.467cm" svg:x="6.288cm" svg:y="6.062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11" draw:text-style-name="P5" draw:layer="layout" svg:width="0.769cm" svg:height="0.769cm" svg:x="5.305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451cm" svg:x="5.542cm" svg:y="5.941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5" draw:layer="layout" svg:width="0.769cm" svg:height="0.769cm" svg:x="4.543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4.791cm" svg:y="5.98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3.781cm" svg:y="5.813cm" svg:viewBox="0 0 770 770" svg:d="M770 770c0-257 0-513 0-770-257 0-513 0-770 0 0 257 0 513 0 770 257 0 513 0 770 0z">
              <text:p/>
            </draw:path>
            <draw:path draw:style-name="gr12" draw:text-style-name="P6" draw:layer="layout" svg:width="0.268cm" svg:height="0.336cm" svg:x="4.029cm" svg:y="6.062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5" draw:layer="layout" svg:width="0.769cm" svg:height="0.769cm" svg:x="15.211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5.459cm" svg:y="6.749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14.449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451cm" svg:x="14.686cm" svg:y="6.703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5" draw:layer="layout" svg:width="0.769cm" svg:height="0.769cm" svg:x="13.687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44cm" svg:height="0.331cm" svg:x="13.924cm" svg:y="6.824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5" draw:layer="layout" svg:width="0.769cm" svg:height="0.769cm" svg:x="12.925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3.154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2.163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2.392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1.401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65cm" svg:height="0.451cm" svg:x="11.638cm" svg:y="6.703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5" draw:layer="layout" svg:width="0.769cm" svg:height="0.769cm" svg:x="10.639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0.868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9.877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325cm" svg:x="10.087cm" svg:y="6.829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5" draw:layer="layout" svg:width="0.769cm" svg:height="0.769cm" svg:x="9.115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9.344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8.353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8.59cm" svg:y="6.824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7.591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49cm" svg:height="0.336cm" svg:x="7.839cm" svg:y="6.824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5" draw:layer="layout" svg:width="0.769cm" svg:height="0.769cm" svg:x="6.829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7.064cm" svg:y="6.705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6.067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33cm" svg:height="0.325cm" svg:x="6.275cm" svg:y="6.829cm" svg:viewBox="0 0 331 326" svg:d="M209 159c38-53 77-106 116-159-28 0-57 0-86 0-25 35-49 70-74 104-24-34-49-69-74-104-29 0-57 0-86 0 39 53 78 106 117 159-40 56-81 111-122 167 29 0 57 0 86 0 26-37 53-74 79-112 27 38 53 75 80 112 29 0 57 0 86 0-41-56-82-111-122-167z">
              <text:p/>
            </draw:path>
          </draw:g>
          <draw:g>
            <draw:path draw:style-name="gr11" draw:text-style-name="P5" draw:layer="layout" svg:width="0.769cm" svg:height="0.769cm" svg:x="5.305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5.553cm" svg:y="6.749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4.543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4.772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3.781cm" svg:y="6.575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4.018cm" svg:y="6.824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15.211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89cm" svg:height="0.454cm" svg:x="15.432cm" svg:y="7.462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5" draw:layer="layout" svg:width="0.769cm" svg:height="0.769cm" svg:x="14.449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97cm" svg:height="0.336cm" svg:x="14.674cm" svg:y="7.586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5" draw:layer="layout" svg:width="0.769cm" svg:height="0.769cm" svg:x="13.687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13.924cm" svg:y="7.592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11" draw:text-style-name="P5" draw:layer="layout" svg:width="0.769cm" svg:height="0.769cm" svg:x="12.925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44cm" svg:height="0.331cm" svg:x="13.162cm" svg:y="7.586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5" draw:layer="layout" svg:width="0.769cm" svg:height="0.769cm" svg:x="12.163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89cm" svg:height="0.454cm" svg:x="12.384cm" svg:y="7.462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5" draw:layer="layout" svg:width="0.769cm" svg:height="0.769cm" svg:x="11.401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11.636cm" svg:y="7.467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10.639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325cm" svg:x="10.849cm" svg:y="7.591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5" draw:layer="layout" svg:width="0.769cm" svg:height="0.769cm" svg:x="9.877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0.106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9.115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49cm" svg:height="0.336cm" svg:x="9.363cm" svg:y="7.586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5" draw:layer="layout" svg:width="0.769cm" svg:height="0.769cm" svg:x="8.353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8.582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7.591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325cm" svg:x="7.801cm" svg:y="7.591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5" draw:layer="layout" svg:width="0.769cm" svg:height="0.769cm" svg:x="6.829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7.058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6.067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6.304cm" svg:y="7.586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5.305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5.54cm" svg:y="7.467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4.543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4.78cm" svg:y="7.586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3.781cm" svg:y="7.337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4.01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5.211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5.459cm" svg:y="8.27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14.449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368cm" svg:height="0.325cm" svg:x="14.638cm" svg:y="8.353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11" draw:text-style-name="P5" draw:layer="layout" svg:width="0.769cm" svg:height="0.769cm" svg:x="13.687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3.916cm" svg:y="8.34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2.925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5cm" svg:height="0.451cm" svg:x="13.162cm" svg:y="8.227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5" draw:layer="layout" svg:width="0.769cm" svg:height="0.769cm" svg:x="12.163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325cm" svg:x="12.373cm" svg:y="8.353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5" draw:layer="layout" svg:width="0.769cm" svg:height="0.769cm" svg:x="11.401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1.63cm" svg:y="8.34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0.639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5cm" svg:height="0.451cm" svg:x="10.876cm" svg:y="8.227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5" draw:layer="layout" svg:width="0.769cm" svg:height="0.769cm" svg:x="9.877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8cm" svg:height="0.336cm" svg:x="10.125cm" svg:y="8.348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5" draw:layer="layout" svg:width="0.769cm" svg:height="0.769cm" svg:x="9.115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9.363cm" svg:y="8.27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8.353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311cm" svg:height="0.331cm" svg:x="8.57cm" svg:y="8.348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11" draw:text-style-name="P5" draw:layer="layout" svg:width="0.769cm" svg:height="0.769cm" svg:x="7.591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7.826cm" svg:y="8.229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6.829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7.066cm" svg:y="8.348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6.067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89cm" svg:height="0.454cm" svg:x="6.288cm" svg:y="8.224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5" draw:layer="layout" svg:width="0.769cm" svg:height="0.769cm" svg:x="5.305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5.553cm" svg:y="8.27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4.543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451cm" svg:x="4.78cm" svg:y="8.227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5" draw:layer="layout" svg:width="0.769cm" svg:height="0.769cm" svg:x="3.781cm" svg:y="8.099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4.01cm" svg:y="8.34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5.211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311cm" svg:height="0.331cm" svg:x="15.428cm" svg:y="9.11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11" draw:text-style-name="P5" draw:layer="layout" svg:width="0.769cm" svg:height="0.769cm" svg:x="14.449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14.684cm" svg:y="8.99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13.687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57cm" svg:x="13.923cm" svg:y="8.99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11" draw:text-style-name="P5" draw:layer="layout" svg:width="0.769cm" svg:height="0.769cm" svg:x="12.925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13.162cm" svg:y="9.1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12.163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12.398cm" svg:y="8.99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11.401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305cm" svg:height="0.467cm" svg:x="11.622cm" svg:y="9.11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11" draw:text-style-name="P5" draw:layer="layout" svg:width="0.769cm" svg:height="0.769cm" svg:x="10.639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451cm" svg:x="10.876cm" svg:y="8.989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5" draw:layer="layout" svg:width="0.769cm" svg:height="0.769cm" svg:x="9.877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0.125cm" svg:y="9.035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9.115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311cm" svg:height="0.331cm" svg:x="9.332cm" svg:y="9.11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11" draw:text-style-name="P5" draw:layer="layout" svg:width="0.769cm" svg:height="0.769cm" svg:x="8.353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97cm" svg:height="0.336cm" svg:x="8.578cm" svg:y="9.11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5" draw:layer="layout" svg:width="0.769cm" svg:height="0.769cm" svg:x="7.591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44cm" svg:height="0.331cm" svg:x="7.828cm" svg:y="9.11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5" draw:layer="layout" svg:width="0.769cm" svg:height="0.769cm" svg:x="6.829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7.066cm" svg:y="9.1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6.067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6.302cm" svg:y="8.99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5.305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5.542cm" svg:y="9.1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4.543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305cm" svg:height="0.467cm" svg:x="4.764cm" svg:y="9.11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11" draw:text-style-name="P5" draw:layer="layout" svg:width="0.769cm" svg:height="0.769cm" svg:x="3.781cm" svg:y="8.861cm" svg:viewBox="0 0 770 770" svg:d="M770 770c0-257 0-513 0-770-257 0-513 0-770 0 0 257 0 513 0 770 257 0 513 0 770 0z">
              <text:p/>
            </draw:path>
            <draw:path draw:style-name="gr12" draw:text-style-name="P6" draw:layer="layout" svg:width="0.28cm" svg:height="0.466cm" svg:x="4.011cm" svg:y="9.11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11" draw:text-style-name="P5" draw:layer="layout" svg:width="0.769cm" svg:height="0.769cm" svg:x="15.211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68cm" svg:height="0.336cm" svg:x="15.459cm" svg:y="9.872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5" draw:layer="layout" svg:width="0.769cm" svg:height="0.769cm" svg:x="14.449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89cm" svg:height="0.454cm" svg:x="14.67cm" svg:y="9.748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5" draw:layer="layout" svg:width="0.769cm" svg:height="0.769cm" svg:x="13.687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67cm" svg:height="0.411cm" svg:x="13.935cm" svg:y="9.79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5" draw:layer="layout" svg:width="0.769cm" svg:height="0.769cm" svg:x="12.925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13.154cm" svg:y="9.87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12.163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44cm" svg:height="0.331cm" svg:x="12.4cm" svg:y="9.872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5" draw:layer="layout" svg:width="0.769cm" svg:height="0.769cm" svg:x="11.401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11.638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10.639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97cm" svg:height="0.336cm" svg:x="10.864cm" svg:y="9.87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5" draw:layer="layout" svg:width="0.769cm" svg:height="0.769cm" svg:x="9.877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97cm" svg:height="0.336cm" svg:x="10.102cm" svg:y="9.87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5" draw:layer="layout" svg:width="0.769cm" svg:height="0.769cm" svg:x="9.115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9.352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8.353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8.582cm" svg:y="9.87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7.591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326cm" svg:height="0.325cm" svg:x="7.801cm" svg:y="9.877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5" draw:layer="layout" svg:width="0.769cm" svg:height="0.769cm" svg:x="6.829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88cm" svg:height="0.336cm" svg:x="7.058cm" svg:y="9.87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5" draw:layer="layout" svg:width="0.769cm" svg:height="0.769cm" svg:x="6.067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6.304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5.305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64cm" svg:height="0.45cm" svg:x="5.54cm" svg:y="9.753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5" draw:layer="layout" svg:width="0.769cm" svg:height="0.769cm" svg:x="4.543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273cm" svg:height="0.331cm" svg:x="4.78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5" draw:layer="layout" svg:width="0.769cm" svg:height="0.769cm" svg:x="3.781cm" svg:y="9.623cm" svg:viewBox="0 0 770 770" svg:d="M770 770c0-257 0-513 0-770-257 0-513 0-770 0 0 257 0 513 0 770 257 0 513 0 770 0z">
              <text:p/>
            </draw:path>
            <draw:path draw:style-name="gr12" draw:text-style-name="P6" draw:layer="layout" svg:width="0.305cm" svg:height="0.467cm" svg:x="4.002cm" svg:y="9.872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custom-shape draw:style-name="gr13" draw:text-style-name="P3" draw:layer="layout" svg:width="14.732cm" svg:height="8.636cm" svg:x="2.515cm" svg:y="3.023cm">
            <text:p/>
            <draw:enhanced-geometry svg:viewBox="0 0 21600 21600" draw:path-stretchpoint-x="10800" draw:path-stretchpoint-y="10800" draw:text-areas="?f3 ?f4 ?f5 ?f6" draw:type="round-rectangle" draw:modifiers="3176.10281347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4" svg:font-family="'Droid Sans Mono'" style:font-family-generic="swiss" style:font-pitch="fixed"/>
    <style:font-face style:name="Droid Sans Mono3" svg:font-family="'Droid Sans Mono'" style:font-adornments="Bold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2" svg:font-family="'Droid Sans Mono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width="0.051cm" svg:stroke-color="#000000" draw:marker-start-width="0.279cm" draw:marker-end-width="0.279cm" draw:fill="none" draw:fill-color="#729fcf" draw:textarea-horizontal-align="center" draw:textarea-vertical-align="middle" draw:auto-grow-height="false" draw:shadow-color="#000000"/>
      <style:paragraph-properties fo:text-align="center">
        <style:tab-stops/>
      </style:paragraph-properties>
      <style:text-properties style:font-name="Droid Sans Mono3" fo:font-family="'Droid Sans Mono'" style:font-style-name="Bold" style:font-family-generic="swiss" style:font-pitch="fixed" fo:font-size="18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6T14:57:19.080221304</dc:date>
    <dc:creator>Anool Mahidharia</dc:creator>
    <meta:editing-duration>PT2H51M50S</meta:editing-duration>
    <meta:editing-cycles>6</meta:editing-cycles>
    <meta:generator>LibreOffice/5.1.6.2$Linux_X86_64 LibreOffice_project/10m0$Build-2</meta:generator>
    <meta:document-statistic meta:object-count="933"/>
  </office:meta>
</office:document-meta>
</file>